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MS Mincho" svg:font-family="'MS Mincho', 'MS Gothic'"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3937in" fo:margin-right="0in" fo:text-align="justify" style:justify-single-word="false" fo:text-indent="-0.3937in" style:auto-text-indent="false"/>
      <style:text-properties style:font-name="Arial" fo:font-size="9pt" fo:language="en" fo:country="US" style:font-size-asian="9pt" style:language-asian="zxx" style:country-asian="none" style:font-name-complex="Arial" style:font-size-complex="9pt"/>
    </style:style>
    <style:style style:name="P2" style:family="paragraph" style:parent-style-name="Standard">
      <style:paragraph-properties fo:margin-left="0.3937in" fo:margin-right="0in" fo:text-align="justify" style:justify-single-word="false" fo:text-indent="-0.3937in" style:auto-text-indent="false"/>
      <style:text-properties style:font-name="Arial" fo:font-size="9pt" fo:language="en" fo:country="US" fo:font-weight="bold" style:font-size-asian="9pt" style:language-asian="zxx" style:country-asian="none" style:font-weight-asian="bold" style:font-name-complex="Arial" style:font-size-complex="9pt"/>
    </style:style>
    <style:style style:name="P3"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style>
    <style:style style:name="P4"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5"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6" style:family="paragraph" style:parent-style-name="Standard">
      <style:paragraph-properties fo:margin-left="0.3937in" fo:margin-right="0in" fo:text-align="justify" style:justify-single-word="false" fo:text-indent="-0.3937in" style:auto-text-indent="false">
        <style:tab-stops>
          <style:tab-stop style:position="4.6272in"/>
        </style:tab-stops>
      </style:paragraph-properties>
      <style:text-properties style:font-name="Arial" fo:font-size="9pt" fo:font-weight="bold" style:font-size-asian="9pt" style:font-weight-asian="bold" style:font-name-complex="Arial" style:font-size-complex="9pt"/>
    </style:style>
    <style:style style:name="P7" style:family="paragraph" style:parent-style-name="Standard">
      <style:paragraph-properties fo:margin-left="0.3937in" fo:margin-right="0in" fo:text-align="justify" style:justify-single-word="false" fo:text-indent="-0.3937in" style:auto-text-indent="false"/>
      <style:text-properties style:font-name="Arial" fo:language="en" fo:country="US" style:language-asian="zxx" style:country-asian="none"/>
    </style:style>
    <style:style style:name="P8" style:family="paragraph" style:parent-style-name="Standard" style:master-page-name="Standard">
      <style:paragraph-properties fo:margin-left="0.3937in" fo:margin-right="0in" fo:text-align="justify" style:justify-single-word="false" fo:text-indent="-0.3937in" style:auto-text-indent="false" style:page-number="auto"/>
      <style:text-properties style:font-name="Arial" fo:font-size="9pt" fo:language="en" fo:country="US" style:font-size-asian="9pt" style:language-asian="zxx" style:country-asian="none" style:font-name-complex="Arial" style:font-size-complex="9pt"/>
    </style:style>
    <style:style style:name="P9" style:family="paragraph" style:parent-style-name="Standard">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0" style:family="paragraph" style:parent-style-name="Standard">
      <style:paragraph-properties fo:text-align="justify" style:justify-single-word="false"/>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1" style:family="paragraph" style:parent-style-name="Standard">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2" style:family="paragraph" style:parent-style-name="Standard" style:list-style-name="L1">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3" style:family="paragraph" style:parent-style-name="Standard" style:list-style-name="L2">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4" style:family="paragraph" style:parent-style-name="Standard" style:list-style-name="L3">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5" style:family="paragraph" style:parent-style-name="Standard" style:list-style-name="L5">
      <style:paragraph-properties fo:text-align="justify" style:justify-single-word="false">
        <style:tab-stops>
          <style:tab-stop style:position="4.6272in"/>
        </style:tab-stops>
      </style:paragraph-properties>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6" style:family="paragraph" style:parent-style-name="Standard" style:list-style-name="L4">
      <style:paragraph-properties fo:text-align="justify" style:justify-single-word="false"/>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7" style:family="paragraph" style:parent-style-name="Standard" style:list-style-name="L8">
      <style:text-properties style:font-name="Arial" fo:font-size="9pt" fo:language="en" fo:country="US" fo:font-weight="normal" style:font-size-asian="9pt" style:language-asian="zxx" style:country-asian="none" style:font-weight-asian="normal" style:font-name-complex="Arial" style:font-size-complex="9pt" style:font-weight-complex="normal"/>
    </style:style>
    <style:style style:name="P18" style:family="paragraph" style:parent-style-name="Standard">
      <style:text-properties style:font-name="Arial" fo:font-size="9pt" fo:language="en" fo:country="US" style:font-size-asian="9pt" style:language-asian="zxx" style:country-asian="none" style:font-name-complex="Arial" style:font-size-complex="9pt"/>
    </style:style>
    <style:style style:name="P19" style:family="paragraph" style:parent-style-name="Standard">
      <style:paragraph-properties fo:text-align="justify" style:justify-single-word="false"/>
      <style:text-properties style:font-name="Arial" fo:font-size="9pt" fo:language="en" fo:country="US" style:font-size-asian="9pt" style:language-asian="zxx" style:country-asian="none" style:font-name-complex="Arial" style:font-size-complex="9pt"/>
    </style:style>
    <style:style style:name="P20" style:family="paragraph" style:parent-style-name="Standard" style:list-style-name="L7">
      <style:paragraph-properties fo:text-align="justify" style:justify-single-word="false"/>
      <style:text-properties style:font-name="Arial" fo:font-size="9pt" fo:language="en" fo:country="US" style:font-size-asian="9pt" style:language-asian="zxx" style:country-asian="none" style:font-size-complex="9pt"/>
    </style:style>
    <style:style style:name="P21" style:family="paragraph" style:parent-style-name="Standard">
      <style:text-properties style:font-name="Arial" fo:font-size="9pt" fo:language="en" fo:country="US" fo:font-weight="bold" style:font-size-asian="9pt" style:language-asian="zxx" style:country-asian="none" style:font-weight-asian="bold" style:font-name-complex="Arial" style:font-size-complex="9pt"/>
    </style:style>
    <style:style style:name="P22" style:family="paragraph" style:parent-style-name="Standard">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23" style:family="paragraph" style:parent-style-name="Standard">
      <style:paragraph-properties fo:text-align="justify" style:justify-single-word="false"/>
      <style:text-properties style:font-name="Arial" fo:font-size="9pt" fo:language="en" fo:country="US" fo:font-weight="bold" style:font-size-asian="9pt" style:language-asian="zxx" style:country-asian="none" style:font-weight-asian="bold" style:font-name-complex="Arial" style:font-size-complex="9pt" style:font-weight-complex="bold"/>
    </style:style>
    <style:style style:name="P24" style:family="paragraph" style:parent-style-name="Standard" style:list-style-name="L6">
      <style:paragraph-properties fo:text-align="justify" style:justify-single-word="false">
        <style:tab-stops>
          <style:tab-stop style:position="0.1181in"/>
          <style:tab-stop style:position="1.6736in"/>
        </style:tab-stops>
      </style:paragraph-properties>
      <style:text-properties style:font-name="Arial" fo:font-size="9pt" fo:language="en" fo:country="US" fo:font-style="normal" style:font-size-asian="9pt" style:language-asian="zxx" style:country-asian="none" style:font-style-asian="normal" style:font-name-complex="Arial" style:font-size-complex="9pt" style:font-style-complex="normal"/>
    </style:style>
    <style:style style:name="P25" style:family="paragraph" style:parent-style-name="Standard" style:list-style-name="L6">
      <style:paragraph-properties fo:text-align="justify" style:justify-single-word="false">
        <style:tab-stops>
          <style:tab-stop style:position="0.1181in"/>
          <style:tab-stop style:position="1.6736in"/>
        </style:tab-stops>
      </style:paragraph-properties>
      <style:text-properties style:font-name="Arial" fo:font-size="9pt" fo:font-style="normal" style:font-size-asian="9pt" style:language-asian="zxx" style:country-asian="none" style:font-style-asian="normal" style:font-name-complex="Arial" style:font-size-complex="9pt" style:font-style-complex="normal"/>
    </style:style>
    <style:style style:name="P26" style:family="paragraph" style:parent-style-name="Standard">
      <style:text-properties style:font-name="Arial" fo:font-size="9pt" style:font-size-asian="9pt" style:font-size-complex="9pt"/>
    </style:style>
    <style:style style:name="P27" style:family="paragraph" style:parent-style-name="Standard">
      <style:paragraph-properties fo:margin-left="0in" fo:margin-right="0in" fo:text-align="justify" style:justify-single-word="false" fo:text-indent="0in" style:auto-text-indent="false">
        <style:tab-stops>
          <style:tab-stop style:position="2.2646in"/>
          <style:tab-stop style:position="5.1189in"/>
          <style:tab-stop style:position="6.3in"/>
        </style:tab-stops>
      </style:paragraph-properties>
      <style:text-properties style:font-name="Arial" fo:font-size="9pt" fo:language="en" fo:country="US" style:font-size-asian="9pt" style:language-asian="zxx" style:country-asian="none" style:font-name-complex="Arial" style:font-size-complex="9pt"/>
    </style:style>
    <style:style style:name="P28" style:family="paragraph">
      <style:paragraph-properties style:writing-mode="lr-tb"/>
    </style:style>
    <style:style style:name="T1" style:family="text">
      <style:text-properties fo:language="en" fo:country="US"/>
    </style:style>
    <style:style style:name="T2" style:family="text">
      <style:text-properties fo:language="en" fo:country="US" style:language-asian="zxx" style:country-asian="none"/>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c0c0c0" draw:textarea-horizontal-align="left" draw:textarea-vertical-align="top" draw:auto-grow-height="false" fo:padding-top="0.0165in" fo:padding-bottom="0.0165in" fo:padding-left="0.1429in" fo:padding-right="0.1429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c0c0c0" draw:textarea-horizontal-align="left" draw:textarea-vertical-align="top" draw:auto-grow-height="false" fo:min-height="0.2165in" fo:min-width="6.9638in" fo:padding-top="0.0165in" fo:padding-bottom="0.0165in" fo:padding-left="0.1429in" fo:padding-right="0.1429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Andrew Eames</text:p>
      <text:p text:style-name="P1">435-772-2570</text:p>
      <text:p text:style-name="P26">gamerweazel@gmail.com</text:p>
      <text:p text:style-name="P21"><draw:custom-shape text:anchor-type="char" draw:z-index="3" draw:style-name="gr1" draw:text-style-name="P28" svg:width="7.2504in" svg:height="0.2504in" svg:x="-0.0346in" svg:y="0.0965in"><text:p/><draw:enhanced-geometry svg:viewBox="0 0 21600 21600" draw:type="rectangle" draw:enhanced-path="M 0 0 L 21600 0 21600 21600 0 21600 0 0 Z N"/></draw:custom-shape></text:p>
      <text:p text:style-name="P21">EDUCATION</text:p>
      <text:p text:style-name="P21"/>
      <text:p text:style-name="P22">B.S. Computer Science</text:p>
      <text:p text:style-name="P9">Dixie State University</text:p>
      <text:p text:style-name="P9">Jan 2015 – May 2019</text:p>
      <text:p text:style-name="P9">St. George, Utah</text:p>
      <text:p text:style-name="P9"/>
      <text:list xml:id="list2096354417561761097" text:style-name="L8">
        <text:list-item>
          <text:p text:style-name="P17">Cum laude, 3.75 GPA.</text:p>
        </text:list-item>
      </text:list>
      <text:p text:style-name="P18"><draw:custom-shape text:anchor-type="char" draw:z-index="0" draw:style-name="gr1" draw:text-style-name="P28" svg:width="7.2504in" svg:height="0.2504in" svg:x="-0.0346in" svg:y="0.0854in"><text:p/><draw:enhanced-geometry svg:viewBox="0 0 21600 21600" draw:type="rectangle" draw:enhanced-path="M 0 0 L 21600 0 21600 21600 0 21600 0 0 Z N"/></draw:custom-shape></text:p>
      <text:p text:style-name="P6"><text:span text:style-name="T2">E</text:span><text:span text:style-name="T2">XPERIENCE</text:span></text:p>
      <text:p text:style-name="P3"><text:span text:style-name="T5"/></text:p>
      <text:p text:style-name="P3"><text:span text:style-name="T5">Software Developer</text:span></text:p>
      <text:p text:style-name="P5">Aptivada LLC</text:p>
      <text:p text:style-name="P5">Oct 2018 - Present</text:p>
      <text:p text:style-name="P5">St. George, Utah</text:p>
      <text:p text:style-name="P5"><text:tab/></text:p>
      <text:list xml:id="list4953193537592564033" text:style-name="L1">
        <text:list-item>
          <text:p text:style-name="P12">Used agile principles to develop responsive, legacy-browser-compatible marketing apps with 350,000,000+ engagements. Typescript, React, React Native, AVA, Jest, PHP, Docker, and AWS services.</text:p>
        </text:list-item>
        <text:list-item>
          <text:p text:style-name="P12">Acknowledged and implemented tradeoffs to storing, querying, and displaying high volume data sets.</text:p>
        </text:list-item>
        <text:list-item>
          <text:p text:style-name="P12">Developed and maintained 40+ third party social media and administrative platform integrations.</text:p>
        </text:list-item>
        <text:list-item>
          <text:p text:style-name="P12">Implemented fallbacks for cross-site security policies, 3<text:span text:style-name="T3">rd</text:span> party extensions and browser settings to ensure functionality.</text:p>
        </text:list-item>
        <text:list-item>
          <text:p text:style-name="P12">Migrated legacy PHP/jQuery monolithic application to portable constituents using Webpack and code-splitting.</text:p>
        </text:list-item>
      </text:list>
      <text:p text:style-name="P10"/>
      <text:p text:style-name="P4">Software Development Intern</text:p>
      <text:p text:style-name="P5">CodeChangers LLC</text:p>
      <text:p text:style-name="P5">Jan 2017 - Oct 2018</text:p>
      <text:p text:style-name="P5">St. George, Utah</text:p>
      <text:p text:style-name="P5"/>
      <text:list xml:id="list5263985535133484356" text:style-name="L5">
        <text:list-item>
          <text:p text:style-name="P15">Utilized Ruby on Rails and AWS to extend, migrate, and deploy changes to the CodeChangers online curriculum platform which aims to expose children to web development concepts.</text:p>
        </text:list-item>
      </text:list>
      <text:p text:style-name="P11"/>
      <text:p text:style-name="P4">Code School Instructor</text:p>
      <text:p text:style-name="P5">Dixie State University</text:p>
      <text:p text:style-name="P5">Jun 2018 - Aug 2018</text:p>
      <text:p text:style-name="P5">St. George, Utah</text:p>
      <text:p text:style-name="P5"/>
      <text:list xml:id="list3350510425088635902" text:style-name="L2">
        <text:list-item>
          <text:p text:style-name="P13">Instructed students during rigorous modern web development course. Teaching topics including Vue.js, Node.js, Express.js, MongoDB and ES6.</text:p>
        </text:list-item>
      </text:list>
      <text:p text:style-name="P11"/>
      <text:p text:style-name="P27"><text:span text:style-name="T4">Code School Aide</text:span></text:p>
      <text:p text:style-name="P5">Dixie State University</text:p>
      <text:p text:style-name="P5">Jun 2017 - Aug 2017</text:p>
      <text:p text:style-name="P5">St. George, Utah</text:p>
      <text:p text:style-name="P5"/>
      <text:list xml:id="list3062608391636129899" text:style-name="L3">
        <text:list-item>
          <text:p text:style-name="P14">Assisted instructors with teaching topics including React.js, Node.js, Express.js, and MongoDB.</text:p>
        </text:list-item>
      </text:list>
      <text:p text:style-name="P19"/>
      <text:p text:style-name="P23">Software Development Intern</text:p>
      <text:p text:style-name="P10">Midstream Logistics</text:p>
      <text:p text:style-name="P10">May 2017 - Aug 2017</text:p>
      <text:p text:style-name="P10">St. George, Utah</text:p>
      <text:p text:style-name="P10"/>
      <text:list xml:id="list2220660360111427840" text:style-name="L4">
        <text:list-item>
          <text:p text:style-name="P16">Contributed to Django MVC web application aimed to streamline oil delivery systems. Model extensions, migrations, scripting, page profiling, and templating. Interfaced with AWS CloudWatch, Lambda, and S3. Minor Swift development for iOS client application.</text:p>
        </text:list-item>
      </text:list>
      <text:p text:style-name="P19"><draw:custom-shape text:anchor-type="char" draw:z-index="1" draw:style-name="gr1" draw:text-style-name="P28" svg:width="7.2504in" svg:height="0.2504in" svg:x="-0.0346in" svg:y="0.0965in"><text:p/><draw:enhanced-geometry svg:viewBox="0 0 21600 21600" draw:type="rectangle" draw:enhanced-path="M 0 0 L 21600 0 21600 21600 0 21600 0 0 Z N"/></draw:custom-shape></text:p>
      <text:p text:style-name="P2">SKILLS</text:p>
      <text:p text:style-name="P2"/>
      <text:list xml:id="list7117177462636854522" text:style-name="L6">
        <text:list-item>
          <text:p text:style-name="P25"><text:span text:style-name="T1">Languages :<text:tab/><text:tab/>JavaScript, TypeScript, Python, C++, Go, PHP.</text:span></text:p>
        </text:list-item>
        <text:list-item>
          <text:p text:style-name="P25"><text:span text:style-name="T1">P</text:span><text:span text:style-name="T1">aaS:<text:tab/><text:tab/>AWS, Heroku.</text:span></text:p>
        </text:list-item>
        <text:list-item>
          <text:p text:style-name="P24">Version Control &amp; Packages:<text:tab/>Git, NPM, Composer, pip.</text:p>
        </text:list-item>
        <text:list-item>
          <text:p text:style-name="P24">Databases:<text:tab/><text:tab/>MySQL, PostgreSQL, MongoDB.</text:p>
        </text:list-item>
        <text:list-item>
          <text:p text:style-name="P25"><text:span text:style-name="T1">OS/Utilities:<text:tab/><text:tab/>MacOS, Linux, Docker.</text:span></text:p>
        </text:list-item>
        <text:list-item>
          <text:p text:style-name="P24">Back-end Frameworks:<text:tab/>Express.js, Django, Ruby on Rails.</text:p>
        </text:list-item>
        <text:list-item>
          <text:p text:style-name="P24">Front-end Frameworks:<text:tab/>React.js, Vue.js, jQuery.</text:p>
        </text:list-item>
      </text:list>
      <text:p text:style-name="P1"><draw:custom-shape text:anchor-type="char" draw:z-index="2" draw:style-name="gr2" draw:text-style-name="P28" svg:width="7.2504in" svg:height="0.2504in" svg:x="-0.0346in" svg:y="0.0965in"><text:p/><draw:enhanced-geometry svg:viewBox="0 0 21600 21600" draw:type="rectangle" draw:enhanced-path="M 0 0 L 21600 0 21600 21600 0 21600 0 0 Z N"/></draw:custom-shape></text:p>
      <text:p text:style-name="P2">ACCOLADES / ACKNOWLEDGEMENTS</text:p>
      <text:p text:style-name="P7"/>
      <text:list xml:id="list5637067954019391558" text:style-name="L7">
        <text:list-item>
          <text:p text:style-name="P20">2017 Southern Utah Code Camp 1<text:span text:style-name="T3">st</text:span> place collegiate division.</text:p>
        </text:list-item>
        <text:list-item>
          <text:p text:style-name="P20">Pluralsight IQ JavaScript + React expert.</text:p>
        </text:list-item>
        <text:list-item>
          <text:p text:style-name="P20">80<text:span text:style-name="T3">th</text:span> - 100<text:span text:style-name="T3">th</text:span> percentile of Triplebyte front-end developers.</text:p>
        </text:list-item>
        <text:list-item>
          <text:p text:style-name="P20">2016 Code School Gradua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1" svg:font-family="OpenSymbol"/>
    <style:font-face style:name="Courier New" svg:font-family="'Courier New'" style:font-family-generic="modern"/>
    <style:font-face style:name="MS Mincho" svg:font-family="'MS Mincho', 'MS Gothic'"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msArrowDiamondEnd_20_5" draw:display-name="msArrowDiamondEnd 5" svg:viewBox="0 0 120 120" svg:d="M60 0l60 60-60 60-60-6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516in" style:writing-mode="lr-tb"/>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MS Mincho"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font-size-complex="12pt" style:font-weight-complex="bold"/>
    </style:style>
    <style:style style:name="Text" style:family="paragraph" style:class="extra">
      <style:paragraph-properties loext:contextual-spacing="false" fo:margin-left="0.25in" fo:margin-right="0.25in" fo:margin-top="0in" fo:margin-bottom="0.1665in" fo:orphans="2" fo:widows="2" fo:text-indent="0in" style:auto-text-indent="false" style:text-autospace="none"/>
      <style:text-properties style:use-window-font-color="true" style:font-name="Times New Roman" fo:font-size="10pt" fo:language="fr" fo:country="FR" style:font-name-asian="MS Mincho" style:font-size-asian="10pt" style:language-asian="zxx" style:country-asian="none" style:font-name-complex="Times New Roman" style:font-size-complex="10pt" style:language-complex="ar" style:country-complex="SA"/>
    </style:style>
    <style:style style:name="Date_20_lettre" style:display-name="Date lettre" style:family="paragraph" style:parent-style-name="Text">
      <style:paragraph-properties loext:contextual-spacing="false" fo:margin-left="0.248in" fo:margin-right="0.248in" fo:margin-top="0in" fo:margin-bottom="0.3335in" fo:text-align="end" style:justify-single-word="false" fo:text-indent="0in" style:auto-text-indent="false"/>
    </style:style>
    <style:style style:name="Date" style:family="paragraph" style:parent-style-name="Standard" style:next-style-name="Standard"/>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2z0" style:family="text">
      <style:text-properties style:font-name="Symbol" style:font-name-complex="Symbol"/>
    </style:style>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style:font-name-complex="Symbol"/>
    </style:style>
    <style:style style:name="WW8Num17z0" style:family="text">
      <style:text-properties style:font-name="Symbol" style:font-name-complex="Symbol"/>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7417in" fo:text-indent="-0.25in" fo:margin-left="0.7417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2417in" fo:text-indent="-0.25in" fo:margin-left="1.2417in"/>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1.7417in" fo:text-indent="-0.25in" fo:margin-left="1.7417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2417in" fo:text-indent="-0.25in" fo:margin-left="2.241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417in" fo:text-indent="-0.25in" fo:margin-left="2.7417in"/>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3.2417in" fo:text-indent="-0.25in" fo:margin-left="3.2417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7417in" fo:text-indent="-0.25in" fo:margin-left="3.741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417in" fo:text-indent="-0.25in" fo:margin-left="4.2417in"/>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4.7417in"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937in" fo:text-indent="-0.25in" fo:margin-left="1.3937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8937in" fo:text-indent="-0.25in" fo:margin-left="1.8937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937in" fo:text-indent="-0.25in" fo:margin-left="2.3937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937in" fo:text-indent="-0.25in" fo:margin-left="2.8937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3937in" fo:text-indent="-0.25in" fo:margin-left="3.3937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937in" fo:text-indent="-0.25in" fo:margin-left="3.8937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937in" fo:text-indent="-0.25in" fo:margin-left="4.3937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8937in"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4925in" fo:margin-bottom="0.1972in" fo:margin-left="0.5909in" fo:margin-right="0.490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5-04T11:00:19</meta:creation-date>
    <meta:editing-cycles>1</meta:editing-cycles>
    <meta:editing-duration>P0D</meta:editing-duration>
    <meta:generator>OpenOffice/4.1.7$Unix OpenOffice.org_project/417m1$Build-9800</meta:generator>
    <meta:document-statistic meta:table-count="0" meta:image-count="0" meta:object-count="0" meta:page-count="1" meta:paragraph-count="53" meta:word-count="344" meta:character-count="2362"/>
    <meta:user-defined meta:name="Info 1"/>
    <meta:user-defined meta:name="Info 2"/>
    <meta:user-defined meta:name="Info 3"/>
    <meta:user-defined meta:name="Info 4"/>
  </office:meta>
</office:document-meta>
</file>